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AMBRIA" svg:font-family="CAMBRIA" style:font-family-generic="roman"/>
    <style:font-face style:name="Cambria" svg:font-family="Cambria" style:font-family-generic="roman"/>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1"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ea677" officeooo:paragraph-rsid="000ea677"/>
    </style:style>
    <style:style style:name="P2" style:family="paragraph" style:parent-style-name="Standard">
      <style:text-properties officeooo:rsid="000ea677" officeooo:paragraph-rsid="001142c3"/>
    </style:style>
    <style:style style:name="P3" style:family="paragraph" style:parent-style-name="Standard">
      <style:text-properties style:font-name="Cambria"/>
    </style:style>
    <style:style style:name="P4" style:family="paragraph" style:parent-style-name="Standard">
      <style:text-properties fo:color="#003366"/>
    </style:style>
    <style:style style:name="P5" style:family="paragraph" style:parent-style-name="Standard">
      <style:text-properties fo:color="#003366" style:font-name="Cambria" fo:font-size="26pt" officeooo:rsid="000ea677" officeooo:paragraph-rsid="000ea677" style:font-size-asian="22.75pt" style:font-size-complex="26pt"/>
    </style:style>
    <style:style style:name="P6" style:family="paragraph" style:parent-style-name="Standard">
      <style:text-properties fo:color="#003366" style:font-name="Cambria" fo:font-size="26pt" style:text-underline-style="solid" style:text-underline-width="auto" style:text-underline-color="font-color" officeooo:rsid="000ea677" officeooo:paragraph-rsid="000ea677" style:font-size-asian="22.75pt" style:font-size-complex="26pt"/>
    </style:style>
    <style:style style:name="P7" style:family="paragraph" style:parent-style-name="Standard">
      <style:text-properties fo:color="#003366" style:font-name="Cambria" fo:font-size="26pt" style:text-underline-style="solid" style:text-underline-width="auto" style:text-underline-color="font-color" officeooo:rsid="0011225f" officeooo:paragraph-rsid="0011225f" style:font-size-asian="22.75pt" style:font-size-complex="26pt"/>
    </style:style>
    <style:style style:name="P8" style:family="paragraph" style:parent-style-name="Standard">
      <style:text-properties style:text-underline-style="solid" style:text-underline-width="auto" style:text-underline-color="font-color" officeooo:paragraph-rsid="000efe39"/>
    </style:style>
    <style:style style:name="P9" style:family="paragraph" style:parent-style-name="Standard">
      <style:text-properties style:text-underline-style="none" officeooo:rsid="000efe39" officeooo:paragraph-rsid="000efe39"/>
    </style:style>
    <style:style style:name="P10" style:family="paragraph" style:parent-style-name="Standard">
      <style:text-properties style:text-underline-style="none" officeooo:rsid="0010ac3a" officeooo:paragraph-rsid="0010ac3a"/>
    </style:style>
    <style:style style:name="P11" style:family="paragraph" style:parent-style-name="Standard">
      <style:text-properties style:text-underline-style="none" officeooo:rsid="0011225f" officeooo:paragraph-rsid="0011225f"/>
    </style:style>
    <style:style style:name="P12" style:family="paragraph" style:parent-style-name="Standard">
      <style:text-properties style:text-underline-style="none" officeooo:rsid="001142c3" officeooo:paragraph-rsid="001142c3"/>
    </style:style>
    <style:style style:name="P13" style:family="paragraph" style:parent-style-name="Standard">
      <style:text-properties officeooo:rsid="000efe39" officeooo:paragraph-rsid="000efe39"/>
    </style:style>
    <style:style style:name="P14" style:family="paragraph" style:parent-style-name="Standard">
      <style:text-properties fo:color="#000000" style:font-name="Times new roman" fo:font-size="12pt" style:text-underline-style="none" officeooo:rsid="0011225f" officeooo:paragraph-rsid="0011225f" style:font-size-asian="12pt" style:font-size-complex="12pt"/>
    </style:style>
    <style:style style:name="P15" style:family="paragraph" style:parent-style-name="Standard">
      <style:text-properties fo:color="#000000" style:font-name="Times new roman" fo:font-size="12pt" style:text-underline-style="none" officeooo:rsid="001142c3" officeooo:paragraph-rsid="001142c3" style:font-size-asian="12pt" style:font-size-complex="12pt"/>
    </style:style>
    <style:style style:name="P16" style:family="paragraph" style:parent-style-name="Standard">
      <style:text-properties officeooo:rsid="001142c3" officeooo:paragraph-rsid="001142c3"/>
    </style:style>
    <style:style style:name="P17" style:family="paragraph" style:parent-style-name="Standard">
      <style:text-properties officeooo:paragraph-rsid="001142c3"/>
    </style:style>
    <style:style style:name="P18" style:family="paragraph" style:parent-style-name="Heading_20_2">
      <style:text-properties fo:color="#003366" style:text-underline-style="solid" style:text-underline-width="auto" style:text-underline-color="font-color" officeooo:paragraph-rsid="000efe39"/>
    </style:style>
    <style:style style:name="P19" style:family="paragraph" style:parent-style-name="Heading_20_2">
      <style:text-properties officeooo:rsid="001201e9" officeooo:paragraph-rsid="001201e9"/>
    </style:style>
    <style:style style:name="P20" style:family="paragraph" style:parent-style-name="Heading_20_2">
      <style:text-properties officeooo:rsid="00149687" officeooo:paragraph-rsid="00149687"/>
    </style:style>
    <style:style style:name="P21" style:family="paragraph" style:parent-style-name="Title">
      <style:text-properties officeooo:paragraph-rsid="001142c3"/>
    </style:style>
    <style:style style:name="P22" style:family="paragraph" style:parent-style-name="Standard">
      <style:text-properties officeooo:rsid="000ea677" officeooo:paragraph-rsid="000ea677"/>
    </style:style>
    <style:style style:name="P23" style:family="paragraph" style:parent-style-name="Standard">
      <style:text-properties fo:color="#003366" fo:font-style="italic" style:font-style-asian="italic"/>
    </style:style>
    <style:style style:name="P24" style:family="paragraph" style:parent-style-name="Heading_20_2">
      <style:text-properties officeooo:rsid="001201e9" officeooo:paragraph-rsid="001201e9"/>
    </style:style>
    <style:style style:name="P25" style:family="paragraph" style:parent-style-name="List_20_Paragraph" style:list-style-name="WWNum1"/>
    <style:style style:name="P26" style:family="paragraph" style:parent-style-name="List_20_Paragraph" style:list-style-name="WWNum1">
      <style:text-properties officeooo:rsid="001201e9" officeooo:paragraph-rsid="001201e9"/>
    </style:style>
    <style:style style:name="P27" style:family="paragraph" style:parent-style-name="List_20_Paragraph" style:list-style-name="WWNum2">
      <style:text-properties officeooo:rsid="001201e9"/>
    </style:style>
    <style:style style:name="P28" style:family="paragraph" style:parent-style-name="List_20_Paragraph" style:list-style-name="WWNum2">
      <style:text-properties officeooo:rsid="001201e9" officeooo:paragraph-rsid="001201e9"/>
    </style:style>
    <style:style style:name="P29" style:family="paragraph" style:parent-style-name="List_20_Paragraph" style:list-style-name="WWNum3">
      <style:text-properties officeooo:rsid="001201e9" officeooo:paragraph-rsid="001201e9"/>
    </style:style>
    <style:style style:name="P30" style:family="paragraph" style:parent-style-name="List_20_Paragraph" style:list-style-name="WWNum6"/>
    <style:style style:name="P31" style:family="paragraph" style:parent-style-name="List_20_Paragraph" style:list-style-name="WWNum6">
      <style:text-properties officeooo:rsid="0013d58d" officeooo:paragraph-rsid="0013d58d"/>
    </style:style>
    <style:style style:name="P32" style:family="paragraph" style:parent-style-name="List_20_Paragraph" style:list-style-name="WWNum6">
      <style:text-properties officeooo:rsid="0013d58d" officeooo:paragraph-rsid="00149687"/>
    </style:style>
    <style:style style:name="P33" style:family="paragraph" style:parent-style-name="List_20_Paragraph" style:list-style-name="WWNum6">
      <style:text-properties officeooo:rsid="00149687" officeooo:paragraph-rsid="00149687"/>
    </style:style>
    <style:style style:name="P34" style:family="paragraph" style:parent-style-name="List_20_Paragraph" style:list-style-name="WWNum7">
      <style:text-properties officeooo:rsid="00149687" officeooo:paragraph-rsid="00149687"/>
    </style:style>
    <style:style style:name="P35" style:family="paragraph" style:parent-style-name="List_20_Paragraph">
      <style:text-properties officeooo:rsid="00175d9f"/>
    </style:style>
    <style:style style:name="P36" style:family="paragraph" style:parent-style-name="List_20_Paragraph">
      <style:text-properties officeooo:rsid="00175d9f" officeooo:paragraph-rsid="00175d9f"/>
    </style:style>
    <style:style style:name="P37" style:family="paragraph" style:parent-style-name="List_20_Paragraph" style:list-style-name="WWNum3">
      <style:paragraph-properties fo:margin-left="0in" fo:margin-right="0in" fo:text-indent="0in" style:auto-text-indent="false"/>
      <style:text-properties officeooo:rsid="001201e9" officeooo:paragraph-rsid="001201e9"/>
    </style:style>
    <style:style style:name="P38" style:family="paragraph" style:parent-style-name="List_20_Paragraph">
      <style:paragraph-properties fo:margin-left="0in" fo:margin-right="0in" fo:text-indent="0in" style:auto-text-indent="false"/>
      <style:text-properties fo:color="#003366" style:font-name="CAMBRIA" fo:font-size="26pt" style:text-underline-style="solid" style:text-underline-width="auto" style:text-underline-color="font-color" officeooo:rsid="00175d9f" officeooo:paragraph-rsid="00175d9f" style:font-size-asian="22.75pt" style:font-size-complex="26pt"/>
    </style:style>
    <style:style style:name="P39" style:family="paragraph" style:parent-style-name="List_20_Paragraph">
      <style:paragraph-properties fo:margin-left="0in" fo:margin-right="0in" fo:text-indent="0in" style:auto-text-indent="false"/>
      <style:text-properties fo:color="#000000" style:font-name="CAMBRIA" fo:font-size="12pt" style:text-underline-style="none" officeooo:rsid="00175d9f" officeooo:paragraph-rsid="00175d9f" style:font-size-asian="10.5pt" style:font-size-complex="12pt"/>
    </style:style>
    <style:style style:name="P40" style:family="paragraph" style:parent-style-name="List_20_Paragraph">
      <style:paragraph-properties fo:margin-left="0in" fo:margin-right="0in" fo:text-indent="0in" style:auto-text-indent="false"/>
      <style:text-properties officeooo:paragraph-rsid="00175d9f"/>
    </style:style>
    <style:style style:name="P41" style:family="paragraph" style:parent-style-name="Title" style:master-page-name="Standard">
      <style:paragraph-properties style:page-number="auto"/>
      <style:text-properties fo:color="#003366"/>
    </style:style>
    <style:style style:name="P42" style:family="paragraph" style:parent-style-name="Title">
      <style:text-properties officeooo:paragraph-rsid="00175d9f"/>
    </style:style>
    <style:style style:name="P43" style:family="paragraph" style:parent-style-name="Header">
      <style:text-properties officeooo:rsid="0016403c" officeooo:paragraph-rsid="0016403c"/>
    </style:style>
    <style:style style:name="T1" style:family="text">
      <style:text-properties fo:font-style="italic" style:font-style-asian="italic"/>
    </style:style>
    <style:style style:name="T2" style:family="text">
      <style:text-properties fo:font-style="italic" officeooo:rsid="000ea3c1" style:font-style-asian="italic"/>
    </style:style>
    <style:style style:name="T3" style:family="text">
      <style:text-properties fo:font-style="italic" officeooo:rsid="000ea677" style:font-style-asian="italic"/>
    </style:style>
    <style:style style:name="T4" style:family="text">
      <style:text-properties fo:font-style="italic" officeooo:rsid="001142c3" style:font-style-asian="italic"/>
    </style:style>
    <style:style style:name="T5" style:family="text">
      <style:text-properties officeooo:rsid="000efe39"/>
    </style:style>
    <style:style style:name="T6" style:family="text">
      <style:text-properties officeooo:rsid="0010ac3a"/>
    </style:style>
    <style:style style:name="T7" style:family="text">
      <style:text-properties officeooo:rsid="001142c3"/>
    </style:style>
    <style:style style:name="T8" style:family="text">
      <style:text-properties officeooo:rsid="001201e9"/>
    </style:style>
    <style:style style:name="T9" style:family="text">
      <style:text-properties officeooo:rsid="0013d58d"/>
    </style:style>
    <style:style style:name="T10" style:family="text">
      <style:text-properties officeooo:rsid="00149687"/>
    </style:style>
    <style:style style:name="T11" style:family="text">
      <style:text-properties fo:color="#000000" style:font-name="CAMBRIA" fo:font-size="12pt" style:text-underline-style="none" officeooo:rsid="00175d9f"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ables <text:span text:style-name="T5">(PRIMARY)</text:span></text:p>
      <text:p text:style-name="P4"/>
      <text:p text:style-name="Standard"><text:span text:style-name="T1">1)</text:span><text:span text:style-name="T2">master</text:span><text:span text:style-name="T1"> (</text:span><text:span text:style-name="T3">url, domain, ip, bgcolr, metadata, score ,title</text:span><text:span text:style-name="T1">)</text:span></text:p>
      <text:p text:style-name="P1"><text:s/>(`url` VARCHAR(100) PRIMARY KEY, </text:p>
      <text:p text:style-name="P1">`domain` VARCHAR(50), </text:p>
      <text:p text:style-name="P1">`ip` VARCHAR(100), </text:p>
      <text:p text:style-name="P1">`bgcolr` VARCHAR(50), </text:p>
      <text:p text:style-name="P1">`metadata` TEXT, </text:p>
      <text:p text:style-name="P1">`score` INT, </text:p>
      <text:p text:style-name="P1">`title` TEXT </text:p>
      <text:p text:style-name="P1">);</text:p>
      <text:p text:style-name="P1">//FULLTEXT KEY('metadata','title');</text:p>
      <text:p text:style-name="Standard"/>
      <text:p text:style-name="Standard"/>
      <text:p text:style-name="Standard"><text:span text:style-name="T1">2)</text:span><text:span text:style-name="T3">linkers</text:span><text:span text:style-name="T1"> (</text:span><text:span text:style-name="T3">linkedto,linkedfrom</text:span><text:span text:style-name="T1">)</text:span></text:p>
      <text:p text:style-name="P1">(`linkedto` <text:s text:c="2"/>VARCHAR(100), </text:p>
      <text:p text:style-name="P1">`linkedfrom` VARCHAR(100), </text:p>
      <text:p text:style-name="P1">FOREIGN KEY(linkedto) REFERENCES master(url) </text:p>
      <text:p text:style-name="P1">ON DELETE CASCADE </text:p>
      <text:p text:style-name="P1">ON UPDATE CASCADE, </text:p>
      <text:p text:style-name="P1">FOREIGN KEY(linkedfrom) REFERENCES master(url) </text:p>
      <text:p text:style-name="P1">ON DELETE CASCADE </text:p>
      <text:p text:style-name="P1">ON UPDATE CASCADE </text:p>
      <text:p text:style-name="P1"/>
      <text:p text:style-name="P1">);</text:p>
      <text:p text:style-name="Standard"/>
      <text:p text:style-name="Standard"/>
      <text:p text:style-name="Standard"><text:span text:style-name="T1">3)</text:span><text:span text:style-name="T3">topics</text:span><text:span text:style-name="T1">( </text:span><text:span text:style-name="T3">topic,url</text:span><text:span text:style-name="T1">)</text:span></text:p>
      <text:p text:style-name="P1">(`topic` VARCHAR(50), </text:p>
      <text:p text:style-name="P1">`url` <text:s/>VARCHAR(100), </text:p>
      <text:p text:style-name="P1"/>
      <text:p text:style-name="P1">FOREIGN KEY(url) REFERENCES master(url) </text:p>
      <text:p text:style-name="P1">ON DELETE CASCADE </text:p>
      <text:p text:style-name="P1">ON UPDATE CASCADE </text:p>
      <text:p text:style-name="P1"><text:s/></text:p>
      <text:p text:style-name="P1">);</text:p>
      <text:p text:style-name="Standard"/>
      <text:p text:style-name="P17"><text:span text:style-name="T4">4</text:span><text:span text:style-name="T1">)</text:span><text:span text:style-name="T4">admin</text:span><text:span text:style-name="T1">(</text:span><text:span text:style-name="T4">username,password</text:span><text:span text:style-name="T1">)</text:span></text:p>
      <text:p text:style-name="P2">(`<text:span text:style-name="T7">username</text:span>` VARCHAR(50) <text:span text:style-name="T7">PRIMARY KEY</text:span>, </text:p>
      <text:p text:style-name="P2">`<text:span text:style-name="T7">password</text:span>` <text:s/>VARCHAR(100), </text:p>
      <text:p text:style-name="P2">);</text:p>
      <text:p text:style-name="P16"><text:soft-page-break/></text:p>
      <text:p text:style-name="P17"/>
      <text:p text:style-name="P17"/>
      <text:p text:style-name="P17"><text:span text:style-name="T4">4</text:span><text:span text:style-name="T1">)</text:span><text:span text:style-name="T4">Guestadmin</text:span><text:span text:style-name="T1">(</text:span><text:span text:style-name="T4">username,password</text:span><text:span text:style-name="T1">)</text:span></text:p>
      <text:p text:style-name="P2">(<text:span text:style-name="T7">'username' VARCHAR(100),</text:span></text:p>
      <text:p text:style-name="P2">`<text:span text:style-name="T7">password</text:span>` <text:s/>VARCHAR(100),</text:p>
      <text:p text:style-name="P2">FOREIGN KEY(<text:span text:style-name="T7">username</text:span>) REFERENCES master(url) </text:p>
      <text:p text:style-name="P2">ON DELETE CASCADE </text:p>
      <text:p text:style-name="P2">ON UPDATE CASCADE </text:p>
      <text:p text:style-name="P2"/>
      <text:p text:style-name="P2">);</text:p>
      <text:p text:style-name="P3"/>
      <text:p text:style-name="P6"/>
      <text:p text:style-name="P6"/>
      <text:p text:style-name="P6">EXECUTION-TIME TABLES</text:p>
      <text:p text:style-name="P5"/>
      <text:p text:style-name="Standard"><text:span text:style-name="T1">4)</text:span><text:span text:style-name="T3">searchwords</text:span><text:span text:style-name="T1">( </text:span><text:span text:style-name="T3">word,position</text:span><text:span text:style-name="T1">)</text:span></text:p>
      <text:p text:style-name="P1">(word VARCHAR(100), </text:p>
      <text:p text:style-name="P1">position INT </text:p>
      <text:p text:style-name="P1">);</text:p>
      <text:p text:style-name="P1"/>
      <text:p text:style-name="P1"/>
      <text:p text:style-name="Standard"><text:span text:style-name="T1">5)</text:span><text:span text:style-name="T3">searchresults</text:span><text:span text:style-name="T1">(</text:span><text:span text:style-name="T3">url,title,metadata,score,linkedto,linkedfrom)</text:span></text:p>
      <text:p text:style-name="P1">(`url` VARCHAR(100) , </text:p>
      <text:p text:style-name="P1">`title` TEXT, </text:p>
      <text:p text:style-name="P1">`metadata`<text:tab/>TEXT, </text:p>
      <text:p text:style-name="P1">`score` INT, </text:p>
      <text:p text:style-name="P1">`linkedto` <text:tab/>INT, </text:p>
      <text:p text:style-name="P1">`linkedfrom` INT </text:p>
      <text:p text:style-name="P1">);</text:p>
      <text:p text:style-name="Standard"/>
      <text:p text:style-name="P13"/>
      <text:p text:style-name="P23"/>
      <text:p text:style-name="P4"/>
      <text:h text:style-name="P18" text:outline-level="2">D<text:span text:style-name="T5">ESCRIPTION AND EXPLANATION</text:span></text:h>
      <text:p text:style-name="P8"/>
      <text:p text:style-name="P9">The 'master' table contains all our possible outputs 'url' which is a primary key, metadata and the majority of the attributes. Tentatively, a full text indexing on <text:s/>metadata column is enabled I.e <text:soft-page-break/>each word in a <text:s/>metadata field will be indexed(useful for searching),so that our searching query can lookup through all the content of the metadata for better and refined search results.</text:p>
      <text:p text:style-name="P9"/>
      <text:p text:style-name="P9">The 'linkers' table will contain <text:span text:style-name="T6">two columns 'linkedfrom' (the website on which the link is present) and 'linkedto' (the websited which is linked).Both of the columns are foreign keys-pointing or referencing to the url column of the master table .Cascading is enabled both on deletion and updation-to avoid redundant entries.</text:span></text:p>
      <text:p text:style-name="P9"/>
      <text:p text:style-name="P10">A separate table for the 'topics' which are related to a website is created by the name 'topics',which contains the columns 'topic' and 'url'.Here,the url column references 'master.url' and again cascading is enabled both on updation and deletion on url.</text:p>
      <text:p text:style-name="P10"/>
      <text:p text:style-name="P12">The 'admin' table will contain the username and passwords of all the admins - people who have all the privileges of updation ,deletion,updation etc.</text:p>
      <text:p text:style-name="P12"/>
      <text:p text:style-name="P12">The 'Guestadmin' table will conatin the usernames-which is nothing but the corresponding url-and passwords of the guest admins – guest admins are the caretakers of a url who wish to modify ,delete etc the search resluts on their urls.Only, the caretaker of a url which is already in our servers' database will be allowed to have a guestadmin account.</text:p>
      <text:p text:style-name="P10"/>
      <text:p text:style-name="P11"/>
      <text:p text:style-name="P11"/>
      <text:p text:style-name="P11">THERE ARE 2 EXECUTION TIME -TABLES( ENABLED AT THE TIME OF SEARCHING) TO MAKE OUR SEARCH EASIER AND FASTER-AT THE SAME TIME THEY ARE FULLY OPTIONAL.</text:p>
      <text:p text:style-name="P11"/>
      <text:p text:style-name="P11"/>
      <text:p text:style-name="P11"/>
      <text:p text:style-name="P11"/>
      <text:p text:style-name="P11">The first <text:s/>one the <text:s/>is the 'searchwords' table-this will break up the random input phrase into separate keywords and accordingly our algo will perform searching-with the highest priority to the first two keywords .For example-a search on “blue horror always a “ will break the input into separate keywords-here blue and always – and a search will be performed accordingly. </text:p>
      <text:p text:style-name="P11"/>
      <text:p text:style-name="P11"/>
      <text:p text:style-name="P11">The second one is the “searchresults” table and as the name implies-it will conatin all our output related information.</text:p>
      <text:p text:style-name="P11"/>
      <text:p text:style-name="P11"/>
      <text:p text:style-name="P11"/>
      <text:p text:style-name="P7">IMPLEMENTATION</text:p>
      <text:p text:style-name="P7"><text:soft-page-break/></text:p>
      <text:p text:style-name="P14"><text:span text:style-name="T7">I </text:span>have planned to use a basic crawler program implemented in php which will take some websites url's as input and will crawl through the websites extracting url,title,metadata-and simultaneously updating the <text:span text:style-name="T7">'master' table</text:span> . <text:span text:style-name="T7">I</text:span> <text:span text:style-name="T7">have also planned</text:span>to use the inbuilt "DOM parser" of the php lib files to extract the links from the current websites to other websites.-<text:span text:style-name="T7">yo populate the 'linkers' table.</text:span></text:p>
      <text:p text:style-name="P14"/>
      <text:p text:style-name="P14"/>
      <text:p text:style-name="P14"><text:span text:style-name="T7">A </text:span>score will be awarded to each url which will be based on- ( (some factor* no of times the url has popped in the search results)+(some factor* (<text:span text:style-name="T7">sum of <text:s/>the scores of the websites which links to <text:s/>the url</text:span> )-(some factor* no of outgoing links)).</text:p>
      <text:p text:style-name="P15">This score will directly affect the search results order.</text:p>
      <text:p text:style-name="P15"/>
      <text:p text:style-name="P15">Whenever a user puts some keywords into the boxes, the searching algo will output the related urls, prioritized according the scores given.</text:p>
      <text:p text:style-name="P15"/>
      <text:p text:style-name="P15">Updations,deletions,modifications – will be handled only by the admins(both “guestadmins” and “regular admins”).</text:p>
      <text:p text:style-name="P15"/>
      <text:p text:style-name="P15"/>
      <text:p text:style-name="P14"/>
      <text:p text:style-name="P11"/>
      <text:p text:style-name="P11"/>
      <text:p text:style-name="P21">Use Cases</text:p>
      <text:p text:style-name="Standard">There are <text:span text:style-name="T7">3</text:span> types of users – Admin, <text:span text:style-name="T8">Guest Admin,</text:span> <text:span text:style-name="T8">Normal</text:span>. All of these users <text:span text:style-name="T8">can perform searching without having to log-in.Only, when modifications and deletions are needed to be performed the admins need to login.NO such privileges are provided to the Normal users.</text:span></text:p>
      <text:p text:style-name="Standard"/>
      <text:h text:style-name="Heading_20_2" text:outline-level="2">Admin</text:h>
      <text:list xml:id="list3426635941849493347" text:style-name="WWNum1">
        <text:list-item>
          <text:p text:style-name="P25">Create other <text:span text:style-name="T8">Guest admins</text:span> (including an other admin also).</text:p>
        </text:list-item>
        <text:list-item>
          <text:p text:style-name="P26">Perform a search.</text:p>
        </text:list-item>
        <text:list-item>
          <text:p text:style-name="P26">Update a url,modify a search result-url(corresponding to the guestadmin).</text:p>
        </text:list-item>
        <text:list-item>
          <text:p text:style-name="P26">Delete the search result-url(corresponding to it)- and hence preventing it from showing ever again.</text:p>
        </text:list-item>
        <text:list-item>
          <text:p text:style-name="P26">Access to a copy of the source codes.</text:p>
        </text:list-item>
        <text:list-item>
          <text:p text:style-name="P26">Bulk loading of data.</text:p>
        </text:list-item>
        <text:list-item>
          <text:p text:style-name="P26">Remove other Guest admins .</text:p>
        </text:list-item>
        <text:list-item>
          <text:p text:style-name="P26">Remove its account.</text:p>
        </text:list-item>
      </text:list>
      <text:h text:style-name="P19" text:outline-level="2"><text:soft-page-break/>Guest Admin</text:h>
      <text:list xml:id="list504035139020381779" text:style-name="WWNum2">
        <text:list-item>
          <text:p text:style-name="P28">Perform a search.</text:p>
        </text:list-item>
        <text:list-item>
          <text:p text:style-name="P27">Update or modify the search result corresponding the url for which it is responsible.</text:p>
        </text:list-item>
        <text:list-item>
          <text:p text:style-name="P28">Delete the url from the database -that is restrict the url from showing up in a search result.</text:p>
        </text:list-item>
        <text:list-item>
          <text:p text:style-name="P28">Remove its account.</text:p>
        </text:list-item>
      </text:list>
      <text:h text:style-name="P19" text:outline-level="2">Normal</text:h>
      <text:list xml:id="list7464905833659808108" text:style-name="WWNum3">
        <text:list-item>
          <text:p text:style-name="P29">Perform a search.</text:p>
          <text:p text:style-name="P37"/>
        </text:list-item>
      </text:list>
      <text:h text:style-name="Heading_20_2" text:outline-level="2"/>
      <text:p text:style-name="Standard"/>
      <text:p text:style-name="Standard"/>
      <text:p text:style-name="Title">Forms</text:p>
      <text:h text:style-name="Heading_20_2" text:outline-level="2">Admin</text:h>
      <text:list xml:id="list711815512762653472" text:style-name="WWNum6">
        <text:list-item>
          <text:p text:style-name="P30">Add <text:span text:style-name="T9">Admin</text:span> - <text:s text:c="2"/>User Name, Password.</text:p>
        </text:list-item>
        <text:list-item>
          <text:p text:style-name="P31">Add Guest Admin- User Name,Password.</text:p>
        </text:list-item>
        <text:list-item>
          <text:p text:style-name="P31">Search </text:p>
        </text:list-item>
        <text:list-item>
          <text:p text:style-name="P31">Bulk Loading -through a csv file.</text:p>
        </text:list-item>
        <text:list-item>
          <text:p text:style-name="P31">Remove Guest Admin-User Name</text:p>
        </text:list-item>
        <text:list-item>
          <text:p text:style-name="P31">Remove <text:span text:style-name="T10">account</text:span>.</text:p>
        </text:list-item>
        <text:list-item>
          <text:p text:style-name="P33">Update Modify Delete-url,changes.</text:p>
        </text:list-item>
        <text:list-item>
          <text:p text:style-name="P33">Access a copy of the source code.</text:p>
        </text:list-item>
      </text:list>
      <text:h text:style-name="P20" text:outline-level="2">Guest Admin</text:h>
      <text:list xml:id="list125630649799840" text:continue-numbering="true" text:style-name="WWNum6">
        <text:list-item>
          <text:p text:style-name="P33">Search.</text:p>
        </text:list-item>
        <text:list-item>
          <text:p text:style-name="P33">Update Modify Delete-url,changes.</text:p>
        </text:list-item>
        <text:list-item>
          <text:p text:style-name="P32">Remove <text:span text:style-name="T10">account</text:span>.</text:p>
        </text:list-item>
      </text:list>
      <text:h text:style-name="P20" text:outline-level="2">Normal</text:h>
      <text:list xml:id="list2219511866148823372" text:style-name="WWNum7">
        <text:list-item>
          <text:p text:style-name="P34">Search.</text:p>
        </text:list-item>
      </text:list>
      <text:h text:style-name="Heading_20_2" text:outline-level="2"/>
      <text:p text:style-name="List_20_Paragraph"/>
      <text:p text:style-name="List_20_Paragraph"/>
      <text:p text:style-name="List_20_Paragraph"/>
      <text:p text:style-name="List_20_Paragraph"/>
      <text:p text:style-name="List_20_Paragraph"/>
      <text:p text:style-name="P35"/>
      <text:p text:style-name="P36"><text:soft-page-break/></text:p>
      <text:p text:style-name="P38">BULK LOADING SCREENS</text:p>
      <text:p text:style-name="P38"/>
      <text:p text:style-name="P39">BULK LOADING of data option will only be provided to the admin and data will be accepted via <text:s/>a csv file only.The file will consist of rows conatining only three columns-url,title and topic.These data will be taken as variable in the php file and worked upon.the url ,title and topic will be directly inserted into the respective tables via insert statements from the php file and the rest of the data will be provided by the DOM parser and web crawler and again put into the database tables via insert statements .for ex-</text:p>
      <text:p text:style-name="P40"><text:span text:style-name="T11">Insert into table master (&lt;column1</text:span>iiitg2014btech<text:span text:style-name="T11"> of file as url&gt;..........&lt;column2 of file as&gt; title);</text:span></text:p>
      <text:p text:style-name="P40"><text:span text:style-name="T11"/></text:p>
      <text:p text:style-name="P38"/>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AMBRIA" svg:font-family="CAMBRIA" style:font-family-generic="roman"/>
    <style:font-face style:name="Cambria" svg:font-family="Cambria" style:font-family-generic="roman"/>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1"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f81bd" style:font-name="Cambria1" fo:font-family="Cambria" style:font-family-generic="roman" style:font-pitch="variable" fo:font-size="13pt" fo:font-weight="bold"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Standard" style:next-style-name="Standard" style:default-outline-level="" style:class="chapter">
      <style:paragraph-properties fo:margin-top="0in" fo:margin-bottom="0.2083in" style:contextual-spacing="true" fo:padding-left="0in" fo:padding-right="0in" fo:padding-top="0in" fo:padding-bottom="0.0555in" fo:border-left="none" fo:border-right="none" fo:border-top="none" fo:border-bottom="0.99pt solid #4f81bd"/>
      <style:text-properties fo:color="#17365d" style:font-name="Cambria1" fo:font-family="Cambria" style:font-family-generic="roman" style:font-pitch="variable" fo:font-size="26pt" fo:letter-spacing="0.0035in" style:letter-kerning="true" style:font-size-asian="26pt" style:font-name-complex="DejaVu Sans" style:font-family-complex="'DejaVu Sans'" style:font-family-generic-complex="system" style:font-pitch-complex="variable" style:font-size-complex="26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Header" style:family="paragraph" style:parent-style-name="Standard"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1" fo:font-family="Cambria" style:font-family-generic="roman" style:font-pitch="variable" fo:font-size="13pt" fo:font-weight="bold" style:font-size-asian="13pt" style:font-weight-asian="bold" style:font-name-complex="DejaVu Sans" style:font-family-complex="'DejaVu Sans'" style:font-family-generic-complex="system" style:font-pitch-complex="variable" style:font-size-complex="13pt" style:font-weight-complex="bold"/>
    </style:style>
    <style:style style:name="Title_20_Char" style:display-name="Title Char" style:family="text" style:parent-style-name="Default_20_Paragraph_20_Font">
      <style:text-properties fo:color="#17365d" style:font-name="Cambria1" fo:font-family="Cambria" style:font-family-generic="roman" style:font-pitch="variable" fo:font-size="26pt" fo:letter-spacing="0.0035in" style:letter-kerning="true" style:font-size-asian="26pt" style:font-name-complex="DejaVu Sans" style:font-family-complex="'DejaVu Sans'" style:font-family-generic-complex="system" style:font-pitch-complex="variable" style:font-size-complex="26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6403c" officeooo:paragraph-rsid="0016403c"/>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WEBSITES DATABASE PROJECT -ROLL 1501056 PHASE 1,2,3</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cky</meta:initial-creator>
    <meta:editing-cycles>4</meta:editing-cycles>
    <meta:creation-date>2017-02-13T05:14:00</meta:creation-date>
    <dc:date>2017-03-02T12:56:29.487098207</dc:date>
    <meta:editing-duration>PT10M55S</meta:editing-duration>
    <meta:generator>LibreOffice/4.2.8.2$Linux_X86_64 LibreOffice_project/420m0$Build-2</meta:generator>
    <meta:document-statistic meta:table-count="0" meta:image-count="0" meta:object-count="0" meta:page-count="6" meta:paragraph-count="107" meta:word-count="948" meta:character-count="6145" meta:non-whitespace-character-count="527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